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008000"/>
    </style:style>
    <style:style style:name="ce6" style:family="table-cell" style:parent-style-name="Default" style:data-style-name="N110">
      <style:table-cell-properties fo:wrap-option="wrap"/>
    </style:style>
    <style:style style:name="ce7" style:family="table-cell" style:parent-style-name="Default" style:data-style-name="N110">
      <style:table-cell-properties fo:wrap-option="wrap"/>
      <style:text-properties fo:color="#ff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9" style:family="table-cell" style:parent-style-name="Default" style:data-style-name="N110">
      <style:table-cell-properties fo:background-color="transparent" fo:wrap-option="wrap"/>
      <style:text-properties fo:color="#000000"/>
    </style:style>
    <style:style style:name="ce10" style:family="table-cell" style:parent-style-name="Default" style:data-style-name="N111">
      <style:table-cell-properties fo:wrap-option="wrap"/>
      <style:text-properties fo:color="#ff0000"/>
    </style:style>
    <style:style style:name="ce11" style:family="table-cell" style:parent-style-name="Default">
      <style:table-cell-properties fo:background-color="transparent" fo:wrap-option="wrap"/>
      <style:text-properties fo:color="#ff6633"/>
    </style:style>
    <style:style style:name="ce12" style:family="table-cell" style:parent-style-name="Default">
      <style:table-cell-properties fo:background-color="transparent" fo:wrap-option="wrap"/>
      <style:text-properties fo:color="#008000"/>
    </style:style>
    <style:style style:name="ce13" style:family="table-cell" style:parent-style-name="Default">
      <style:table-cell-properties fo:wrap-option="wrap"/>
      <style:text-properties fo:color="#ff6633"/>
    </style:style>
    <style:style style:name="ce14" style:family="table-cell" style:parent-style-name="Default">
      <style:table-cell-properties fo:wrap-option="wrap"/>
      <style:text-properties fo:color="#8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2">
      <style:table-cell-properties fo:wrap-option="wrap"/>
    </style:style>
    <style:style style:name="ce17" style:family="table-cell" style:parent-style-name="Default" style:data-style-name="N110">
      <style:table-cell-properties fo:wrap-option="wrap"/>
      <style:text-properties fo:color="#008000"/>
    </style:style>
    <style:style style:name="ce18" style:family="table-cell" style:parent-style-name="Default">
      <style:table-cell-properties fo:wrap-option="wrap"/>
      <style:text-properties fo:color="#00ffff"/>
    </style:style>
    <style:style style:name="ce19" style:family="table-cell" style:parent-style-name="Default" style:data-style-name="N110">
      <style:table-cell-properties fo:background-color="transparent" fo:wrap-option="wrap"/>
      <style:text-properties fo:color="#ff6633"/>
    </style:style>
    <style:style style:name="ce20" style:family="table-cell" style:parent-style-name="Default">
      <style:table-cell-properties fo:wrap-option="wrap"/>
      <style:text-properties fo:color="#80008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23" style:family="table-cell" style:parent-style-name="Default" style:data-style-name="N2">
      <style:table-cell-properties fo:wrap-option="wrap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fo:background-color="transparent" fo:wrap-option="wrap"/>
      <style:text-properties fo:color="#ff00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9966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6633"/>
    </style:style>
    <style:style style:name="ce33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34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5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fo:color="#00ff00"/>
    </style:style>
    <style:style style:name="ce3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7" style:family="table-cell" style:parent-style-name="Default" style:data-style-name="N111"/>
    <style:style style:name="ce38" style:family="table-cell" style:parent-style-name="Default" style:data-style-name="N111">
      <style:table-cell-properties fo:background-color="#0000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4" table:default-cell-style-name="Default"/>
        <table:table-row table:style-name="ro2">
          <table:table-cell table:style-name="ce1" office:value-type="string">
            <text:p>Diagnostics</text:p>
          </table:table-cell>
          <table:table-cell table:style-name="ce1" office:value-type="string">
            <text:p>RC8</text:p>
          </table:table-cell>
          <table:table-cell table:style-name="ce1" office:value-type="string">
            <text:p>RC9</text:p>
          </table:table-cell>
          <table:table-cell table:style-name="ce3" office:value-type="string">
            <text:p>RC9 manip.</text:p>
          </table:table-cell>
          <table:table-cell table:style-name="ce3" office:value-type="string">
            <text:p>RC8-9 summary</text:p>
          </table:table-cell>
          <table:table-cell table:style-name="ce3" office:value-type="string">
            <text:p>RC10</text:p>
          </table:table-cell>
          <table:table-cell table:style-name="ce3" office:value-type="string">
            <text:p>RC10 manip.</text:p>
          </table:table-cell>
          <table:table-cell table:style-name="ce3" office:value-type="string">
            <text:p>RC10 summary</text:p>
          </table:table-cell>
          <table:table-cell table:style-name="ce1" office:value-type="string">
            <text:p>wanted</text:p>
          </table:table-cell>
          <table:table-cell table:number-columns-repeated="3"/>
        </table:table-row>
        <table:table-row table:style-name="ro3">
          <table:table-cell table:style-name="ce1" office:value-type="string">
            <text:p>M2 west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0.945">
            <text:p>0.94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style-name="ce16" table:formula="of:=([.C3]-[.B3])/([.B6]-1)" office:value-type="float" office:value="0.608695652173916">
            <text:p>0.61</text:p>
          </table:table-cell>
          <table:table-cell office:value-type="float" office:value="0.001">
            <text:p>0.001</text:p>
          </table:table-cell>
          <table:table-cell table:style-name="ce16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/>
          <table:table-cell office:value-type="float" office:value="-0.001">
            <text:p>-0.001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6" table:formula="of:=SQRT([.B6])" office:value-type="float" office:value="1.01143462467922">
            <text:p>1.011</text:p>
          </table:table-cell>
          <table:table-cell table:style-name="ce6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7" table:formula="of:=[.D6]*[.B7]" office:value-type="float" office:value="0.991205932185638">
            <text:p>0.991</text:p>
          </table:table-cell>
          <table:table-cell table:style-name="ce17" office:value-type="string">
            <text:p>more centered</text:p>
          </table:table-cell>
          <table:table-cell table:style-name="ce17" table:number-columns-repeated="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31">
            <text:p>31</text:p>
          </table:table-cell>
          <table:table-cell table:style-name="ce22" office:value-type="string">
            <text:p>worse os</text:p>
          </table:table-cell>
          <table:table-cell table:style-name="ce30" table:formula="of:=ABS([.H9]/[.H10])" office:value-type="float" office:value="1.48">
            <text:p>1.5</text:p>
          </table:table-cell>
          <table:table-cell office:value-type="float" office:value="31.35">
            <text:p>31.3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style-name="ce16" table:formula="of:=0.1/0.3" office:value-type="float" office:value="0.333333333333333">
            <text:p>0.33</text:p>
          </table:table-cell>
          <table:table-cell table:style-name="ce16" office:value-type="float" office:value="0.05">
            <text:p>0.05</text:p>
          </table:table-cell>
          <table:table-cell table:style-name="ce16" table:formula="of:=([.F8]-[.C8])/-0.6" office:value-type="float" office:value="0.883333333333335">
            <text:p>0.88</text:p>
          </table:table-cell>
          <table:table-cell table:style-name="ce22" table:formula="of:=[.F10]/[.F9]" office:value-type="float" office:value="7.4">
            <text:p>7.4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/>
          <table:table-cell office:value-type="float" office:value="0.37">
            <text:p>0.37</text:p>
          </table:table-cell>
          <table:table-cell table:style-name="ce16" table:formula="of:=[.F10]/[.G9]" office:value-type="float" office:value="0.418867924528301">
            <text:p>0.42</text:p>
          </table:table-cell>
          <table:table-cell table:style-name="ce31" table:formula="of:=[.C10]/[.C9]" office:value-type="float" office:value="-5">
            <text:p>-5.0</text:p>
          </table:table-cell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8" table:formula="of:=-0.6+[.B11]" office:value-type="float" office:value="-15.44">
            <text:p>-15.44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23" table:formula="of:=[.G10]+[.D11]" office:value-type="float" office:value="-15.0211320754717">
            <text:p>-15.02</text:p>
          </table:table-cell>
          <table:table-cell table:style-name="ce23"/>
          <table:table-cell table:number-columns-repeated="4"/>
        </table:table-row>
        <table:table-row table:style-name="ro3">
          <table:table-cell table:style-name="ce1" office:value-type="string">
            <text:p>M2 north</text:p>
          </table:table-cell>
          <table:table-cell table:number-columns-repeated="5"/>
          <table:table-cell table:style-name="ce8" table:number-columns-repeated="2"/>
          <table:table-cell table:number-columns-repeated="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1.153">
            <text:p>1.153</text:p>
          </table:table-cell>
          <table:table-cell table:style-name="ce24" office:value-type="string">
            <text:p>mistake, I went wrong way</text:p>
          </table:table-cell>
          <table:table-cell table:style-name="ce30" table:formula="of:=ABS([.H14]/[.H15])" office:value-type="float" office:value="1.88888888888889">
            <text:p>1.9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style-name="ce16" table:formula="of:=([.C13]-[.B13])/([.B16]-1)" office:value-type="float" office:value="1.68421052631579">
            <text:p>1.68</text:p>
          </table:table-cell>
          <table:table-cell office:value-type="float" office:value="0.001">
            <text:p>0.001</text:p>
          </table:table-cell>
          <table:table-cell table:style-name="ce16" table:formula="of:=([.F13]-[.C13])/([.D16]-1)" office:value-type="float" office:value="1.49707602339182">
            <text:p>1.50</text:p>
          </table:table-cell>
          <table:table-cell table:style-name="ce22" table:formula="of:=[.F15]/[.F14]" office:value-type="float" office:value="17">
            <text:p>17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/>
          <table:table-cell office:value-type="float" office:value="0.017">
            <text:p>0.017</text:p>
          </table:table-cell>
          <table:table-cell table:style-name="ce16" table:formula="of:=[.F15]/[.G14]" office:value-type="float" office:value="0.0113554687499999">
            <text:p>0.01</text:p>
          </table:table-cell>
          <table:table-cell table:style-name="ce32" table:formula="of:=[.C15]/[.C14]" office:value-type="float" office:value="9">
            <text:p>9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9" table:formula="of:=1-(1-[.B16])*[.C15]/0.032" office:value-type="float" office:value="0.99465625">
            <text:p>0.995</text:p>
          </table:table-cell>
          <table:table-cell table:style-name="ce9" table:number-columns-repeated="2"/>
          <table:table-cell table:style-name="ce9" table:formula="of:=1+[.G15]" office:value-type="float" office:value="1.01135546875">
            <text:p>1.011</text:p>
          </table:table-cell>
          <table:table-cell table:style-name="ce9"/>
          <table:table-cell table:number-columns-repeated="4"/>
        </table:table-row>
        <table:table-row table:style-name="ro4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7" table:formula="of:=[.B17]*[.D16]" office:value-type="float" office:value="0.91209978125">
            <text:p>0.912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7" table:formula="of:=[.D17]*[.G16]" office:value-type="float" office:value="0.922457101812866">
            <text:p>0.922</text:p>
          </table:table-cell>
          <table:table-cell table:style-name="ce7"/>
          <table:table-cell table:number-columns-repeated="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73.2">
            <text:p>273.2</text:p>
          </table:table-cell>
          <table:table-cell table:style-name="ce25" office:value-type="string">
            <text:p>mistake, miscalculated slope</text:p>
          </table:table-cell>
          <table:table-cell table:style-name="ce30" table:formula="of:=ABS([.H19]/[.H20])" office:value-type="float" office:value="2.23897058823529">
            <text:p>2.2</text:p>
          </table:table-cell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style-name="ce16" table:formula="of:=([.C18]-[.B18])/[.B20]" office:value-type="float" office:value="1.2727272727273">
            <text:p>1.27</text:p>
          </table:table-cell>
          <table:table-cell table:style-name="ce16" office:value-type="float" office:value="0.08">
            <text:p>0.08</text:p>
          </table:table-cell>
          <table:table-cell table:style-name="ce16" table:formula="of:=([.F18]-[.C18])/-0.6" office:value-type="float" office:value="0.833333333333333">
            <text:p>0.83</text:p>
          </table:table-cell>
          <table:table-cell table:style-name="ce33" table:formula="of:=[.F20]/[.F19]" office:value-type="float" office:value="10.875">
            <text:p>10.9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/>
          <table:table-cell office:value-type="float" office:value="0.87">
            <text:p>0.87</text:p>
          </table:table-cell>
          <table:table-cell table:style-name="ce16" table:formula="of:=[.F20]/[.G19]" office:value-type="float" office:value="1.044">
            <text:p>1.04</text:p>
          </table:table-cell>
          <table:table-cell table:style-name="ce32" table:formula="of:=[.C20]/[.C19]" office:value-type="float" office:value="4.85714285714286">
            <text:p>4.9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10" table:formula="of:=[.B21]+[.B20]/0.13*[.C19]" office:value-type="float" office:value="2.50769230769231">
            <text:p>2.5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20]+[.D21]" office:value-type="float" office:value="3.55169230769231">
            <text:p>3.6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K1 west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886">
            <text:p>0.886</text:p>
          </table:table-cell>
          <table:table-cell table:style-name="ce21" office:value-type="string">
            <text:p>better inc</text:p>
          </table:table-cell>
          <table:table-cell table:style-name="ce34" table:formula="of:=ABS([.H24]/[.H25])" office:value-type="float" office:value="0.326530612244898">
            <text:p>0.3</text:p>
          </table:table-cell>
          <table:table-cell office:value-type="float" office:value="0.872">
            <text:p>0.872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style-name="ce16" table:formula="of:=([.C23]-[.B23])/([.B26]-1)" office:value-type="float" office:value="1.37647058823529">
            <text:p>1.38</text:p>
          </table:table-cell>
          <table:table-cell office:value-type="float" office:value="0.007">
            <text:p>0.007</text:p>
          </table:table-cell>
          <table:table-cell table:style-name="ce16" table:formula="of:=([.F23]-[.C23])/([.D26]-1)" office:value-type="float" office:value="0.983193277310926">
            <text:p>0.98</text:p>
          </table:table-cell>
          <table:table-cell table:style-name="ce35" table:formula="of:=[.F25]/[.F24]" office:value-type="float" office:value="-2">
            <text:p>-2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/>
          <table:table-cell office:value-type="float" office:value="-0.014">
            <text:p>-0.014</text:p>
          </table:table-cell>
          <table:table-cell table:style-name="ce16" table:formula="of:=[.F25]/[.G24]" office:value-type="float" office:value="-0.0142393162393162">
            <text:p>-0.01</text:p>
          </table:table-cell>
          <table:table-cell table:style-name="ce36" table:formula="of:=[.C25]/[.C24]" office:value-type="float" office:value="-6.125">
            <text:p>-6.1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9" table:formula="of:=1-(1-[.B26])*[.C25]/0.117" office:value-type="float" office:value="0.964401709401709">
            <text:p>0.964</text:p>
          </table:table-cell>
          <table:table-cell table:style-name="ce9" table:number-columns-repeated="2"/>
          <table:table-cell table:style-name="ce9" table:formula="of:=1+[.G25]" office:value-type="float" office:value="0.985760683760684">
            <text:p>0.986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7" table:formula="of:=[.B27]*[.D26]" office:value-type="float" office:value="0.968259316239316">
            <text:p>0.968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27]*[.G26]" office:value-type="float" office:value="0.954471965633721">
            <text:p>0.954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 table:number-columns-repeated="2"/>
          <table:table-cell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office:value-type="float" office:value="-0.4">
            <text:p>-0.4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K1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558">
            <text:p>0.558</text:p>
          </table:table-cell>
          <table:table-cell table:style-name="ce21" office:value-type="string">
            <text:p>better os</text:p>
          </table:table-cell>
          <table:table-cell table:style-name="ce34" table:formula="of:=ABS([.H34]/[.H35])" office:value-type="float" office:value="0.375">
            <text:p>0.4</text:p>
          </table:table-cell>
          <table:table-cell office:value-type="float" office:value="0.568">
            <text:p>0.5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style-name="ce16" table:formula="of:=([.C33]-[.B33])/([.B36]-1)" office:value-type="float" office:value="0.427350427350428">
            <text:p>0.43</text:p>
          </table:table-cell>
          <table:table-cell office:value-type="float" office:value="0.003">
            <text:p>0.003</text:p>
          </table:table-cell>
          <table:table-cell table:style-name="ce16" table:formula="of:=([.F33]-[.C33])/([.D36]-1)" office:value-type="float" office:value="0.563667923875786">
            <text:p>0.56</text:p>
          </table:table-cell>
          <table:table-cell table:style-name="ce35" table:formula="of:=[.F35]/[.F34]" office:value-type="float" office:value="3">
            <text:p>3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/>
          <table:table-cell office:value-type="float" office:value="0.009">
            <text:p>0.009</text:p>
          </table:table-cell>
          <table:table-cell table:style-name="ce16" table:formula="of:=[.F35]/[.G34]" office:value-type="float" office:value="0.0159668478882316">
            <text:p>0.02</text:p>
          </table:table-cell>
          <table:table-cell table:style-name="ce36" table:formula="of:=[.C35]/[.C34]" office:value-type="float" office:value="-8">
            <text:p>-8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9" table:formula="of:=SQRT([.B36])" office:value-type="float" office:value="0.939680796866681">
            <text:p>0.940</text:p>
          </table:table-cell>
          <table:table-cell table:style-name="ce9" table:number-columns-repeated="2"/>
          <table:table-cell table:style-name="ce9" table:formula="of:=1+[.G35]" office:value-type="float" office:value="1.01596684788823">
            <text:p>1.016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7" table:formula="of:=[.B37]*[.D36]" office:value-type="float" office:value="0.689725704900144">
            <text:p>0.690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37]*[.G36]" office:value-type="float" office:value="0.700738450314887">
            <text:p>0.701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61.5">
            <text:p>261.5</text:p>
          </table:table-cell>
          <table:table-cell table:style-name="ce15" office:value-type="string">
            <text:p>worse, backward</text:p>
          </table:table-cell>
          <table:table-cell table:style-name="ce30" table:formula="of:=ABS([.H39]/[.H40])" office:value-type="float" office:value="1.3953488372093">
            <text:p>1.4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style-name="ce16" table:formula="of:=5.7/5.2" office:value-type="float" office:value="1.09615384615385">
            <text:p>1.10</text:p>
          </table:table-cell>
          <table:table-cell office:value-type="float" office:value="0.43">
            <text:p>0.43</text:p>
          </table:table-cell>
          <table:table-cell table:style-name="ce16" table:formula="of:=([.F38]-[.C38])/([.D41]-[.B41])" office:value-type="float" office:value="-0.657692307692334">
            <text:p>-0.66</text:p>
          </table:table-cell>
          <table:table-cell table:style-name="ce33" table:formula="of:=[.F40]/[.F39]" office:value-type="float" office:value="-1.74418604651163">
            <text:p>-1.7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/>
          <table:table-cell office:value-type="float" office:value="-0.75">
            <text:p>-0.75</text:p>
          </table:table-cell>
          <table:table-cell table:style-name="ce16" office:value-type="string">
            <text:p>do same change again</text:p>
          </table:table-cell>
          <table:table-cell table:style-name="ce32" table:formula="of:=[.C40]/[.C39]" office:value-type="float" office:value="-1.25">
            <text:p>-1.3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10" table:formula="of:=[.B41]-5.2*0.5/5.7" office:value-type="float" office:value="29.7438596491228">
            <text:p>29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2*[.D41]-[.B41]" office:value-type="float" office:value="29.2877192982456">
            <text:p>29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O1 west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table:style-name="ce11" office:value-type="string">
            <text:p>Worse 1.2x os</text:p>
          </table:table-cell>
          <table:table-cell/>
          <table:table-cell office:value-type="float" office:value="0.537">
            <text:p>0.537</text:p>
          </table:table-cell>
          <table:table-cell table:style-name="ce21" office:value-type="string">
            <text:p>better inc</text:p>
          </table:table-cell>
          <table:table-cell table:style-name="ce34" table:formula="of:=ABS([.H44]/[.H45])" office:value-type="float" office:value="0.941176470588235">
            <text:p>0.9</text:p>
          </table:table-cell>
          <table:table-cell office:value-type="float" office:value="0.56">
            <text:p>0.5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style-name="ce16" table:formula="of:=([.C43]-[.B43])/([.B46]-1)" office:value-type="float" office:value="1.35555555555556">
            <text:p>1.36</text:p>
          </table:table-cell>
          <table:table-cell office:value-type="float" office:value="0.003">
            <text:p>0.003</text:p>
          </table:table-cell>
          <table:table-cell table:style-name="ce16" table:formula="of:=([.F43]-[.B43])/([.D46]*[.B46]-1)" office:value-type="float" office:value="2.42160067804818">
            <text:p>2.42</text:p>
          </table:table-cell>
          <table:table-cell table:style-name="ce35" table:formula="of:=[.F45]/[.F44]" office:value-type="float" office:value="8">
            <text:p>8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/>
          <table:table-cell office:value-type="float" office:value="0.024">
            <text:p>0.024</text:p>
          </table:table-cell>
          <table:table-cell table:style-name="ce16" table:formula="of:=[.F45]/[.G44]" office:value-type="float" office:value="0.00991080000000003">
            <text:p>0.01</text:p>
          </table:table-cell>
          <table:table-cell table:style-name="ce36" table:formula="of:=[.C45]/[.C44]" office:value-type="float" office:value="8.5">
            <text:p>8.5</text:p>
          </table:table-cell>
          <table:table-cell table:number-columns-repeated="4"/>
        </table:table-row>
        <table:table-row table:style-name="ro6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9" table:formula="of:=1+(1-[.B46])*[.C45]/0.06" office:value-type="float" office:value="1.0255">
            <text:p>1.026</text:p>
          </table:table-cell>
          <table:table-cell table:style-name="ce9"/>
          <table:table-cell table:style-name="ce9" office:value-type="string">
            <text:p>base on two closest to zero</text:p>
          </table:table-cell>
          <table:table-cell table:style-name="ce9" table:formula="of:=1+[.G45]" office:value-type="float" office:value="1.0099108">
            <text:p>1.010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7" table:formula="of:=[.B47]*[.D46]" office:value-type="float" office:value="0.9793525">
            <text:p>0.97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47]*[.G46]" office:value-type="float" office:value="0.989058666757">
            <text:p>0.989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style-name="ce26" office:value-type="string">
            <text:p>nc</text:p>
          </table:table-cell>
          <table:table-cell table:style-name="ce34" table:formula="of:=ABS([.H49]/[.H50])" office:value-type="float" office:value="1.025">
            <text:p>1.0</text:p>
          </table:table-cell>
          <table:table-cell office:value-type="float" office:value="-22.9">
            <text:p>-22.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6" table:formula="of:=([.F47]-[.B47])/([.B50])" office:value-type="float" office:value="0.415217391304348">
            <text:p>0.42</text:p>
          </table:table-cell>
          <table:table-cell table:style-name="ce35" table:formula="of:=[.F50]/[.F49]" office:value-type="float" office:value="-1.025">
            <text:p>-1.0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41">
            <text:p>-0.41</text:p>
          </table:table-cell>
          <table:table-cell table:style-name="ce16" table:formula="of:=[.F49]/[.G49]" office:value-type="float" office:value="0.963350785340314">
            <text:p>0.96</text:p>
          </table:table-cell>
          <table:table-cell table:style-name="ce36" table:formula="of:=[.C50]/[.C49]" office:value-type="float" office:value="-1">
            <text:p>-1.0</text:p>
          </table:table-cell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string">
            <text:p>based on RC10 and RC8</text:p>
          </table:table-cell>
          <table:table-cell table:style-name="ce10" table:formula="of:=[.G50]+[.B51]" office:value-type="float" office:value="3.56335078534031">
            <text:p>3.6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O1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table:style-name="ce12" office:value-type="string">
            <text:p>better inc</text:p>
          </table:table-cell>
          <table:table-cell/>
          <table:table-cell office:value-type="float" office:value="0.581">
            <text:p>0.581</text:p>
          </table:table-cell>
          <table:table-cell table:style-name="ce27" office:value-type="string">
            <text:p>better os</text:p>
          </table:table-cell>
          <table:table-cell table:style-name="ce34" table:formula="of:=ABS([.H54]/[.H55])" office:value-type="float" office:value="0.625">
            <text:p>0.6</text:p>
          </table:table-cell>
          <table:table-cell office:value-type="float" office:value="0.576">
            <text:p>0.57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style-name="ce16" table:formula="of:=([.C53]-[.B53])/([.B56]-1)" office:value-type="float" office:value="0.4375">
            <text:p>0.44</text:p>
          </table:table-cell>
          <table:table-cell office:value-type="float" office:value="0.003">
            <text:p>0.003</text:p>
          </table:table-cell>
          <table:table-cell table:style-name="ce16" table:formula="of:=([.F53]-[.C53])/([.D56]-1)" office:value-type="float" office:value="0.710937499999996">
            <text:p>0.71</text:p>
          </table:table-cell>
          <table:table-cell table:style-name="ce35" table:formula="of:=[.F55]/[.F54]" office:value-type="float" office:value="-1.66666666666667">
            <text:p>-1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/>
          <table:table-cell office:value-type="float" office:value="-0.005">
            <text:p>-0.005</text:p>
          </table:table-cell>
          <table:table-cell table:style-name="ce16" table:formula="of:=[.F55]/[.G54]" office:value-type="float" office:value="-0.00703296703296707">
            <text:p>-0.01</text:p>
          </table:table-cell>
          <table:table-cell table:style-name="ce36" table:formula="of:=[.C55]/[.C54]" office:value-type="float" office:value="2.66666666666667">
            <text:p>2.7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9" table:formula="of:=1-(1-[.B56])*[.C55]/0.042" office:value-type="float" office:value="1.01828571428571">
            <text:p>1.018</text:p>
          </table:table-cell>
          <table:table-cell table:style-name="ce9" table:number-columns-repeated="2"/>
          <table:table-cell table:style-name="ce9" table:formula="of:=1+[.G55]" office:value-type="float" office:value="0.992967032967033">
            <text:p>0.993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7" table:formula="of:=[.B57]*[.D56]" office:value-type="float" office:value="0.973481142857143">
            <text:p>0.973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57]*[.G56]" office:value-type="float" office:value="0.966634682072213">
            <text:p>0.967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table:style-name="ce13" office:value-type="string">
            <text:p>worse 3x os</text:p>
          </table:table-cell>
          <table:table-cell/>
          <table:table-cell office:value-type="float" office:value="-22.9">
            <text:p>-22.9</text:p>
          </table:table-cell>
          <table:table-cell table:style-name="ce21" office:value-type="string">
            <text:p>better inc</text:p>
          </table:table-cell>
          <table:table-cell table:style-name="ce34" table:formula="of:=ABS([.H59]/[.H60])" office:value-type="float" office:value="0.851063829787234">
            <text:p>0.9</text:p>
          </table:table-cell>
          <table:table-cell office:value-type="float" office:value="-19">
            <text:p>-1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style-name="ce16" table:formula="of:=([.C58]-[.B58])/[.B60]" office:value-type="float" office:value="4.91666666666667">
            <text:p>4.92</text:p>
          </table:table-cell>
          <table:table-cell table:style-name="ce16" office:value-type="float" office:value="0.3">
            <text:p>0.30</text:p>
          </table:table-cell>
          <table:table-cell table:style-name="ce16" table:formula="of:=([.F58]-[.B58])/(-0.2)" office:value-type="float" office:value="26">
            <text:p>26.00</text:p>
          </table:table-cell>
          <table:table-cell table:style-name="ce35" table:formula="of:=[.F60]/[.F59]" office:value-type="float" office:value="13.3333333333333">
            <text:p>13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/>
          <table:table-cell office:value-type="float" office:value="4">
            <text:p>4</text:p>
          </table:table-cell>
          <table:table-cell table:style-name="ce16" table:formula="of:=[.F60]/[.G59]" office:value-type="float" office:value="0.153846153846154">
            <text:p>0.15</text:p>
          </table:table-cell>
          <table:table-cell table:style-name="ce36" table:formula="of:=[.C60]/[.C59]" office:value-type="float" office:value="15.6666666666667">
            <text:p>15.7</text:p>
          </table:table-cell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8" table:formula="of:=[.B61]+1" office:value-type="float" office:value="-1.3">
            <text:p>-1.3</text:p>
          </table:table-cell>
          <table:table-cell table:style-name="ce17" office:value-type="string">
            <text:p>more centered</text:p>
          </table:table-cell>
          <table:table-cell table:style-name="ce9" office:value-type="string">
            <text:p>base on two closest to zero</text:p>
          </table:table-cell>
          <table:table-cell table:style-name="ce10" table:formula="of:=[.G60]+[.D61]" office:value-type="float" office:value="-1.14615384615385">
            <text:p>-1.1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47">
            <text:p>0.247</text:p>
          </table:table-cell>
          <table:table-cell table:style-name="ce27" office:value-type="string">
            <text:p>done</text:p>
          </table:table-cell>
          <table:table-cell table:style-name="ce27" office:value-type="string">
            <text:p>new done</text:p>
          </table:table-cell>
          <table:table-cell office:value-type="float" office:value="0.249">
            <text:p>0.24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style-name="ce16" table:formula="of:=([.C63]-[.B63])/([.B66]-1)" office:value-type="float" office:value="0.349056603773585">
            <text:p>0.35</text:p>
          </table:table-cell>
          <table:table-cell office:value-type="float" office:value="0.005">
            <text:p>0.005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/>
          <table:table-cell office:value-type="float" office:value="0.003">
            <text:p>0.003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9" table:formula="of:=1+(1-[.B66])*[.C65]/0.073" office:value-type="float" office:value="1.01742465753425">
            <text:p>1.017</text:p>
          </table:table-cell>
          <table:table-cell table:style-name="ce9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7" table:formula="of:=[.B67]*[.D66]" office:value-type="float" office:value="0.954344328767123">
            <text:p>0.954</text:p>
          </table:table-cell>
          <table:table-cell table:style-name="ce17" office:value-type="string">
            <text:p>more centered</text:p>
          </table:table-cell>
          <table:table-cell table:style-name="ce17" table:number-columns-repeated="3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table:style-name="ce5" office:value-type="string">
            <text:p>better os</text:p>
          </table:table-cell>
          <table:table-cell/>
          <table:table-cell table:formula="of:=386.6-360" office:value-type="float" office:value="26.6">
            <text:p>26.6</text:p>
          </table:table-cell>
          <table:table-cell table:style-name="ce21" office:value-type="string">
            <text:p>better inc</text:p>
          </table:table-cell>
          <table:table-cell table:style-name="ce34" table:formula="of:=ABS([.H69]/[.H70])" office:value-type="float" office:value="0.392857142857147">
            <text:p>0.4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style-name="ce16" table:formula="of:=([.C68]-[.B68])/[.B70]" office:value-type="float" office:value="1.38582677165354">
            <text:p>1.39</text:p>
          </table:table-cell>
          <table:table-cell table:style-name="ce16" office:value-type="float" office:value="1.2">
            <text:p>1.20</text:p>
          </table:table-cell>
          <table:table-cell table:style-name="ce16" table:formula="of:=([.F68]-[.C68])/([.D71]-[.B71])" office:value-type="float" office:value="0.79190101237346">
            <text:p>0.79</text:p>
          </table:table-cell>
          <table:table-cell table:style-name="ce35" table:formula="of:=[.F70]/[.F69]" office:value-type="float" office:value="1.75000000000002">
            <text:p>1.8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/>
          <table:table-cell table:formula="of:=360-357.9" office:value-type="float" office:value="2.10000000000002">
            <text:p>2.1</text:p>
          </table:table-cell>
          <table:table-cell table:style-name="ce16" table:formula="of:=[.F70]/[.G69]" office:value-type="float" office:value="2.6518465909091">
            <text:p>2.65</text:p>
          </table:table-cell>
          <table:table-cell table:style-name="ce36" table:formula="of:=[.C70]/[.C69]" office:value-type="float" office:value="4.4545454545454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10" table:formula="of:=[.B71]+12.7/17.6*4.9" office:value-type="float" office:value="-4.66420454545455">
            <text:p>-4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70]+[.D71]" office:value-type="float" office:value="-2.01235795454545">
            <text:p>-2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29">
            <text:p>0.32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table:style-name="ce12" office:value-type="string">
            <text:p>better os</text:p>
          </table:table-cell>
          <table:table-cell/>
          <table:table-cell office:value-type="float" office:value="33.8">
            <text:p>33.8</text:p>
          </table:table-cell>
          <table:table-cell table:style-name="ce21" office:value-type="string">
            <text:p>better inc</text:p>
          </table:table-cell>
          <table:table-cell table:style-name="ce34" table:formula="of:=ABS([.H79]/[.H80])" office:value-type="float" office:value="0.417241379310345">
            <text:p>0.4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style-name="ce16" table:formula="of:=([.C78]-[.B78])/[.B80]" office:value-type="float" office:value="1.7891156462585">
            <text:p>1.79</text:p>
          </table:table-cell>
          <table:table-cell table:style-name="ce16" office:value-type="float" office:value="1">
            <text:p>1.00</text:p>
          </table:table-cell>
          <table:table-cell table:style-name="ce16" table:formula="of:=([.F78]-[.C78])/([.D81]-[.B81])" office:value-type="float" office:value="1.11048557353976">
            <text:p>1.11</text:p>
          </table:table-cell>
          <table:table-cell table:style-name="ce35" table:formula="of:=[.F80]/[.F79]" office:value-type="float" office:value="-4.4">
            <text:p>-4.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/>
          <table:table-cell office:value-type="float" office:value="-4.4">
            <text:p>-4.4</text:p>
          </table:table-cell>
          <table:table-cell table:style-name="ce16" table:formula="of:=[.F80]/[.G79]" office:value-type="float" office:value="-3.96223067173637">
            <text:p>-3.96</text:p>
          </table:table-cell>
          <table:table-cell table:style-name="ce36" table:formula="of:=[.C80]/[.C79]" office:value-type="float" office:value="-10.5454545454545">
            <text:p>-10.5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10" table:formula="of:=[.B81]-11.6*14.7/26.3" office:value-type="float" office:value="-2.88365019011407">
            <text:p>-2.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80]+[.D81]" office:value-type="float" office:value="-6.84588086185044">
            <text:p>-6.8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P1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 table:number-columns-repeated="2"/>
          <table:table-cell office:value-type="float" office:value="0.303">
            <text:p>0.30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11">
            <text:p>0.31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8">
            <text:p>0.008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-8.5">
            <text:p>-8.5</text:p>
          </table:table-cell>
          <table:table-cell table:style-name="ce21" office:value-type="string">
            <text:p>better inc</text:p>
          </table:table-cell>
          <table:table-cell table:style-name="ce34" table:formula="of:=ABS([.H89]/[.H90])" office:value-type="float" office:value="0.412757973733583">
            <text:p>0.4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style-name="ce16" table:formula="of:=([.C88]-[.B88])/[.B90]" office:value-type="float" office:value="1.86013986013986">
            <text:p>1.86</text:p>
          </table:table-cell>
          <table:table-cell table:style-name="ce16" office:value-type="float" office:value="1.3">
            <text:p>1.30</text:p>
          </table:table-cell>
          <table:table-cell table:style-name="ce16" table:formula="of:=([.F88]-[.C88])/([.D91]-[.B91])" office:value-type="float" office:value="1.02837000397976">
            <text:p>1.03</text:p>
          </table:table-cell>
          <table:table-cell table:style-name="ce35" table:formula="of:=[.F90]/[.F89]" office:value-type="float" office:value="4.23076923076923">
            <text:p>4.2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/>
          <table:table-cell office:value-type="float" office:value="5.5">
            <text:p>5.5</text:p>
          </table:table-cell>
          <table:table-cell table:style-name="ce16" table:formula="of:=[.F90]/[.G89]" office:value-type="float" office:value="5.34826957098629">
            <text:p>5.35</text:p>
          </table:table-cell>
          <table:table-cell table:style-name="ce36" table:formula="of:=[.C90]/[.C89]" office:value-type="float" office:value="10.25">
            <text:p>10.3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10" table:formula="of:=[.B91]+14.3/26.6*12.3" office:value-type="float" office:value="-7.68759398496241">
            <text:p>-7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90]+[.D91]" office:value-type="float" office:value="-2.33932441397612">
            <text:p>-2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P1 north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4" office:value-type="string">
            <text:p>worse 3x wrong way</text:p>
          </table:table-cell>
          <table:table-cell table:style-name="ce14"/>
          <table:table-cell table:style-name="Default" office:value-type="float" office:value="0.351">
            <text:p>0.351</text:p>
          </table:table-cell>
          <table:table-cell table:style-name="ce21" office:value-type="string">
            <text:p>better inc</text:p>
          </table:table-cell>
          <table:table-cell table:style-name="ce34" table:formula="of:=ABS([.H94]/[.H95])" office:value-type="float" office:value="0.727272727272727">
            <text:p>0.7</text:p>
          </table:table-cell>
          <table:table-cell office:value-type="float" office:value="0.306">
            <text:p>0.30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/>
          <table:table-cell table:style-name="ce16" table:formula="of:=([.C93]-[.B93])/([.B96]-1)" office:value-type="float" office:value="-0.872727272727273">
            <text:p>-0.87</text:p>
          </table:table-cell>
          <table:table-cell table:style-name="ce16" office:value-type="float" office:value="0.005">
            <text:p>0.01</text:p>
          </table:table-cell>
          <table:table-cell table:style-name="ce16" table:formula="of:=([.F93]-[.C93])/([.B96]-1)" office:value-type="float" office:value="0.381818181818182">
            <text:p>0.38</text:p>
          </table:table-cell>
          <table:table-cell table:style-name="ce35" table:formula="of:=[.F95]/[.F94]" office:value-type="float" office:value="-8">
            <text:p>-8.0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 table:number-columns-repeated="2"/>
          <table:table-cell table:style-name="Default" office:value-type="float" office:value="-0.04">
            <text:p>-0.04</text:p>
          </table:table-cell>
          <table:table-cell table:style-name="ce16" table:formula="of:=[.F95]/[.G94]" office:value-type="float" office:value="-0.104761904761905">
            <text:p>-0.10</text:p>
          </table:table-cell>
          <table:table-cell table:style-name="ce36" table:formula="of:=[.C95]/[.C94]" office:value-type="float" office:value="-11">
            <text:p>-11.0</text:p>
          </table:table-cell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2"/>
          <table:table-cell table:style-name="ce9" table:formula="of:=1+[.G95]" office:value-type="float" office:value="0.895238095238095">
            <text:p>0.895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7" table:formula="of:=[.B96]*[.B97]" office:value-type="float" office:value="1.2096">
            <text:p>1.210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97]*[.G96]" office:value-type="float" office:value="1.08288">
            <text:p>1.083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0.9">
            <text:p>-0.9</text:p>
          </table:table-cell>
          <table:table-cell table:style-name="ce21" office:value-type="string">
            <text:p>better os</text:p>
          </table:table-cell>
          <table:table-cell table:style-name="ce34" table:formula="of:=ABS([.H99]/[.H100])" office:value-type="float" office:value="0.882352941176471">
            <text:p>0.9</text:p>
          </table:table-cell>
          <table:table-cell office:value-type="float" office:value="-2.3">
            <text:p>-2.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style-name="ce16" table:formula="of:=([.C98]-[.B98])/[.B100]" office:value-type="float" office:value="0.912568306010929">
            <text:p>0.91</text:p>
          </table:table-cell>
          <table:table-cell table:style-name="ce16" office:value-type="float" office:value="1.1">
            <text:p>1.10</text:p>
          </table:table-cell>
          <table:table-cell table:style-name="ce16" table:formula="of:=([.F98]-[.C98])/([.D101]-[.B101])" office:value-type="float" office:value="1.62423657987785">
            <text:p>1.62</text:p>
          </table:table-cell>
          <table:table-cell table:style-name="ce35" table:formula="of:=[.F100]/[.F99]" office:value-type="float" office:value="-1.36363636363636">
            <text:p>-1.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/>
          <table:table-cell office:value-type="float" office:value="-1.5">
            <text:p>-1.5</text:p>
          </table:table-cell>
          <table:table-cell table:style-name="ce16" table:formula="of:=[.F100]/[.G99]" office:value-type="float" office:value="-0.923510785671878">
            <text:p>-0.92</text:p>
          </table:table-cell>
          <table:table-cell table:style-name="ce36" table:formula="of:=[.C100]/[.C99]" office:value-type="float" office:value="1.54545454545455">
            <text:p>1.5</text:p>
          </table:table-cell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10" table:formula="of:=[.B101]+1.7*18.3/16.3" office:value-type="float" office:value="6.90858895705521">
            <text:p>6.9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10" table:formula="of:=[.G100]+[.D101]" office:value-type="float" office:value="5.98507817138334">
            <text:p>6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Q1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 table:number-columns-repeated="2"/>
          <table:table-cell office:value-type="float" office:value="0.088">
            <text:p>0.088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89">
            <text:p>0.8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2">
            <text:p>0.002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10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 table:number-columns-repeated="2"/>
          <table:table-cell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-27.3">
            <text:p>-27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6">
            <text:p>-0.6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Q1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0.0956">
            <text:p>0.095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x</text:p>
          </table:table-cell>
          <table:table-cell office:value-type="float" office:value="0.096">
            <text:p>0.09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1">
            <text:p>0.00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004">
            <text:p>0.00004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10"/>
        </table:table-row>
        <table:table-row table:style-name="ro3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10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4" office:value-type="string">
            <text:p>worse 2x same direction</text:p>
          </table:table-cell>
          <table:table-cell table:style-name="ce14"/>
          <table:table-cell table:style-name="ce14" office:value-type="float" office:value="-28.1">
            <text:p>-28.1</text:p>
          </table:table-cell>
          <table:table-cell table:style-name="ce21" office:value-type="string">
            <text:p>better inc</text:p>
          </table:table-cell>
          <table:table-cell table:style-name="ce34" table:formula="of:=ABS([.H119]/[.H120])" office:value-type="float" office:value="0.411931818181818">
            <text:p>0.4</text:p>
          </table:table-cell>
          <table:table-cell office:value-type="float" office:value="-25.1">
            <text:p>-25.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6" table:formula="of:=([.C118]-[.B118])/[.B120]" office:value-type="float" office:value="-1.0952380952381">
            <text:p>-1.10</text:p>
          </table:table-cell>
          <table:table-cell table:style-name="ce16" office:value-type="float" office:value="0.8">
            <text:p>0.80</text:p>
          </table:table-cell>
          <table:table-cell table:style-name="ce16" table:formula="of:=([.F118]-[.C118])/([.D121]-[.B121])" office:value-type="float" office:value="0.666666666666666">
            <text:p>0.67</text:p>
          </table:table-cell>
          <table:table-cell table:style-name="ce35" table:formula="of:=[.F120]/[.F119]" office:value-type="float" office:value="3.625">
            <text:p>3.6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/>
          <table:table-cell office:value-type="float" office:value="2.9">
            <text:p>2.9</text:p>
          </table:table-cell>
          <table:table-cell table:style-name="ce16" table:formula="of:=[.F120]/[.G119]" office:value-type="float" office:value="4.35">
            <text:p>4.35</text:p>
          </table:table-cell>
          <table:table-cell table:style-name="ce36" table:formula="of:=[.C120]/[.C119]" office:value-type="float" office:value="8.8">
            <text:p>8.8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8" table:formula="of:=[.B120]+[.B121]" office:value-type="float" office:value="-2.6">
            <text:p>-2.6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120]+[.D121]" office:value-type="float" office:value="1.75">
            <text:p>1.8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N2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202">
            <text:p>0.202</text:p>
          </table:table-cell>
          <table:table-cell table:style-name="ce21" office:value-type="string">
            <text:p>better os</text:p>
          </table:table-cell>
          <table:table-cell table:style-name="ce34" table:formula="of:=ABS([.H124]/[.H125])"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style-name="ce16" table:formula="of:=([.C123]-[.B123])/([.B126]-1)" office:value-type="float" office:value="0.130081300813008">
            <text:p>0.13</text:p>
          </table:table-cell>
          <table:table-cell office:value-type="float" office:value="0.001">
            <text:p>0.001</text:p>
          </table:table-cell>
          <table:table-cell table:style-name="ce16" table:formula="of:=([.F123]-[.C123])/([.D126]-1)" office:value-type="float" office:value="0.204878048780488">
            <text:p>0.20</text:p>
          </table:table-cell>
          <table:table-cell table:style-name="ce35" table:formula="of:=[.F125]/[.F124]" office:value-type="float" office:value="-2">
            <text:p>-2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/>
          <table:table-cell office:value-type="float" office:value="-0.002">
            <text:p>-0.002</text:p>
          </table:table-cell>
          <table:table-cell table:style-name="ce16" table:formula="of:=[.F125]/[.G124]" office:value-type="float" office:value="-0.00976190476190476">
            <text:p>-0.01</text:p>
          </table:table-cell>
          <table:table-cell table:style-name="ce36" table:formula="of:=[.C125]/[.C124]" office:value-type="float" office:value="5">
            <text:p>5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9" table:formula="of:=1-(1-[.B126])*[.C125]/0.018" office:value-type="float" office:value="1.03416666666667">
            <text:p>1.034</text:p>
          </table:table-cell>
          <table:table-cell table:style-name="ce9" table:number-columns-repeated="2"/>
          <table:table-cell table:style-name="ce9" table:formula="of:=1+[.G125]" office:value-type="float" office:value="0.990238095238095">
            <text:p>0.990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7" table:formula="of:=[.B127]*[.D126]" office:value-type="float" office:value="0.960740833333333">
            <text:p>0.961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27]*[.G126]" office:value-type="float" office:value="0.95136217281746">
            <text:p>0.951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 table:number-columns-repeated="2"/>
          <table:table-cell office:value-type="float" office:value="-28.4">
            <text:p>-28.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-28.3">
            <text:p>-28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1">
            <text:p>0.1</text:p>
          </table:table-cell>
          <table:table-cell table:style-name="ce20" table:number-columns-repeated="2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N2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15">
            <text:p>0.215</text:p>
          </table:table-cell>
          <table:table-cell table:style-name="ce28" office:value-type="string">
            <text:p>better inc</text:p>
          </table:table-cell>
          <table:table-cell table:style-name="ce34" table:formula="of:=ABS([.H134]/[.H135])" office:value-type="float" office:value="0.555555555555556">
            <text:p>0.6</text:p>
          </table:table-cell>
          <table:table-cell office:value-type="float" office:value="0.22">
            <text:p>0.2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style-name="ce16" table:formula="of:=([.C133]-[.B133])/([.B136]-1)" office:value-type="float" office:value="0.365079365079366">
            <text:p>0.37</text:p>
          </table:table-cell>
          <table:table-cell office:value-type="float" office:value="0.001">
            <text:p>0.001</text:p>
          </table:table-cell>
          <table:table-cell table:style-name="ce16" table:formula="of:=([.F133]-[.C133])/([.D136]-1)" office:value-type="float" office:value="0.169312169312169">
            <text:p>0.17</text:p>
          </table:table-cell>
          <table:table-cell table:style-name="ce35" table:formula="of:=[.F135]/[.F134]" office:value-type="float" office:value="5">
            <text:p>5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office:value-type="string">
            <text:p>'we want inc of 0.009</text:p>
          </table:table-cell>
          <table:table-cell table:style-name="Default"/>
          <table:table-cell table:style-name="Default" office:value-type="float" office:value="0.005">
            <text:p>0.005</text:p>
          </table:table-cell>
          <table:table-cell table:style-name="ce16" table:formula="of:=[.F135]/[.G134]" office:value-type="float" office:value="0.02953125">
            <text:p>0.03</text:p>
          </table:table-cell>
          <table:table-cell table:style-name="ce36" table:formula="of:=[.C135]/[.C134]" office:value-type="float" office:value="9">
            <text:p>9.0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9" table:formula="of:=1+(1-[.B136])*[.C135]/0.024" office:value-type="float" office:value="1.023625">
            <text:p>1.024</text:p>
          </table:table-cell>
          <table:table-cell table:style-name="ce9" table:number-columns-repeated="2"/>
          <table:table-cell table:style-name="ce9" table:formula="of:=1+[.G135]" office:value-type="float" office:value="1.02953125">
            <text:p>1.030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7" table:formula="of:=[.B137]*[.D136]" office:value-type="float" office:value="0.96834925">
            <text:p>0.968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37]*[.G136]" office:value-type="float" office:value="0.996945813789062">
            <text:p>0.997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25.2">
            <text:p>-25.2</text:p>
          </table:table-cell>
          <table:table-cell table:style-name="ce21" office:value-type="string">
            <text:p>better os</text:p>
          </table:table-cell>
          <table:table-cell table:style-name="ce34" table:formula="of:=ABS([.H139]/[.H140])" office:value-type="float" office:value="1.14285714285714">
            <text:p>1.1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style-name="ce16" table:formula="of:=([.C138]-[.B138])/[.B140]" office:value-type="float" office:value="0.5625">
            <text:p>0.56</text:p>
          </table:table-cell>
          <table:table-cell table:style-name="ce16" office:value-type="float" office:value="0.3">
            <text:p>0.30</text:p>
          </table:table-cell>
          <table:table-cell table:style-name="ce16" table:formula="of:=([.F138]-[.C138])/([.D141]-[.B141])" office:value-type="float" office:value="1.16517857142857">
            <text:p>1.17</text:p>
          </table:table-cell>
          <table:table-cell table:style-name="ce35" table:formula="of:=[.F140]/[.F139]" office:value-type="float" office:value="5.33333333333333">
            <text:p>5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office:value-type="string">
            <text:p>'we want -1.4 = -2.5</text:p>
          </table:table-cell>
          <table:table-cell table:style-name="Default"/>
          <table:table-cell table:style-name="Default" office:value-type="float" office:value="1.6">
            <text:p>1.6</text:p>
          </table:table-cell>
          <table:table-cell table:style-name="ce16" table:formula="of:=[.F140]/[.G139]" office:value-type="float" office:value="1.37318007662835">
            <text:p>1.37</text:p>
          </table:table-cell>
          <table:table-cell table:style-name="ce36" table:formula="of:=[.C140]/[.C139]" office:value-type="float" office:value="-4.66666666666667">
            <text:p>-4.7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10" table:formula="of:=[.B141]-1.4/1.8*3.2" office:value-type="float" office:value="-4.38888888888889">
            <text:p>-4.4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10" table:formula="of:=[.G140]+[.D141]" office:value-type="float" office:value="-3.01570881226054">
            <text:p>-3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K2 sou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58">
            <text:p>0.058</text:p>
          </table:table-cell>
          <table:table-cell table:style-name="ce29" office:value-type="string">
            <text:p>went wrong way</text:p>
          </table:table-cell>
          <table:table-cell table:style-name="ce30" table:formula="of:=ABS([.H144]/[.H145])" office:value-type="float" office:value="1.25">
            <text:p>1.3</text:p>
          </table:table-cell>
          <table:table-cell office:value-type="float" office:value="0.068">
            <text:p>0.0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style-name="ce16" table:formula="of:=([.C143]-[.B143])/([.B146]-1)" office:value-type="float" office:value="0.136890951276102">
            <text:p>0.14</text:p>
          </table:table-cell>
          <table:table-cell table:style-name="ce16" office:value-type="float" office:value="0.006">
            <text:p>0.01</text:p>
          </table:table-cell>
          <table:table-cell table:style-name="ce16"/>
          <table:table-cell table:style-name="ce33" table:formula="of:=[.F145]/[.F144]" office:value-type="float" office:value="1.66666666666667">
            <text:p>1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office:value-type="string">
            <text:p>'we want inc of 0.008</text:p>
          </table:table-cell>
          <table:table-cell table:style-name="Default"/>
          <table:table-cell table:style-name="Default" office:value-type="float" office:value="0.01">
            <text:p>0.01</text:p>
          </table:table-cell>
          <table:table-cell table:style-name="Default"/>
          <table:table-cell table:style-name="ce32" table:formula="of:=[.C145]/[.C144]" office:value-type="float" office:value="1.33333333333333">
            <text:p>1.3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9" table:formula="of:=1+(1-[.B146])*[.C145]/0.059" office:value-type="float" office:value="1.0584406779661">
            <text:p>1.058</text:p>
          </table:table-cell>
          <table:table-cell table:style-name="ce9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7" table:formula="of:=[.B147]*[.D146]" office:value-type="float" office:value="0.373629559322034">
            <text:p>0.374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46]*[.D147]" office:value-type="float" office:value="0.395464724076989">
            <text:p>0.395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7.2">
            <text:p>27.2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style-name="ce16" table:formula="of:=([.C148]-[.B148])/[.B150]" office:value-type="float" office:value="0.58968058968059">
            <text:p>0.59</text:p>
          </table:table-cell>
          <table:table-cell table:style-name="ce16" office:value-type="float" office:value="5">
            <text:p>5.00</text:p>
          </table:table-cell>
          <table:table-cell table:style-name="ce16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office:value-type="string">
            <text:p>'we want inc of 16.7 = 28.3</text:p>
          </table:table-cell>
          <table:table-cell table:style-name="Default"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10" table:formula="of:=[.B151]+40.7/24*16.7" office:value-type="float" office:value="27.1204166666667">
            <text:p>27.1</text:p>
          </table:table-cell>
          <table:table-cell table:style-name="ce19" office:value-type="string">
            <text:p>smaller change</text:p>
          </table:table-cell>
          <table:table-cell table:style-name="ce19" table:number-columns-repeated="3"/>
          <table:table-cell table:number-columns-repeated="4"/>
        </table:table-row>
        <table:table-row table:style-name="ro3">
          <table:table-cell table:style-name="ce1" office:value-type="string">
            <text:p>K2 north</text:p>
          </table:table-cell>
          <table:table-cell table:number-columns-repeated="11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99">
            <text:p>0.099</text:p>
          </table:table-cell>
          <table:table-cell table:style-name="ce27" office:value-type="string">
            <text:p>better inc</text:p>
          </table:table-cell>
          <table:table-cell table:style-name="ce34" table:formula="of:=ABS([.H154]/[.H155])" office:value-type="float" office:value="0.347826086956522">
            <text:p>0.3</text:p>
          </table:table-cell>
          <table:table-cell office:value-type="float" office:value="0.091">
            <text:p>0.09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style-name="ce16" table:formula="of:=([.C153]-[.B153])/[.B155]" office:value-type="float" office:value="1.33823529411765">
            <text:p>1.34</text:p>
          </table:table-cell>
          <table:table-cell table:style-name="ce16" office:value-type="float" office:value="0.006">
            <text:p>0.01</text:p>
          </table:table-cell>
          <table:table-cell table:style-name="ce16" table:formula="of:=([.F153]-[.C153])/([.D156]-1)" office:value-type="float" office:value="0.143601858112843">
            <text:p>0.14</text:p>
          </table:table-cell>
          <table:table-cell table:style-name="ce35" table:formula="of:=[.F155]/[.F154]" office:value-type="float" office:value="-1.33333333333333">
            <text:p>-1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/>
          <table:table-cell office:value-type="float" office:value="-0.008">
            <text:p>-0.008</text:p>
          </table:table-cell>
          <table:table-cell table:style-name="ce16" table:formula="of:=[.F155]/[.G154]" office:value-type="float" office:value="-0.0557095855522536">
            <text:p>-0.06</text:p>
          </table:table-cell>
          <table:table-cell table:style-name="ce36" table:formula="of:=[.C155]/[.C154]" office:value-type="float" office:value="-3.83333333333333">
            <text:p>-3.8</text:p>
          </table:table-cell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2"/>
          <table:table-cell table:style-name="ce9" table:formula="of:=1+[.G155]" office:value-type="float" office:value="0.944290414447746">
            <text:p>0.944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7" table:formula="of:=[.D156]*[.B157]" office:value-type="float" office:value="0.895544527089525">
            <text:p>0.896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157]*[.G156]" office:value-type="float" office:value="0.845654112641778">
            <text:p>0.846</text:p>
          </table:table-cell>
          <table:table-cell table:style-name="ce7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1.9">
            <text:p>21.9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.9">
            <text:p>3.9</text:p>
          </table:table-cell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6"/>
        </table:table-row>
        <table:table-row table:style-name="ro3">
          <table:table-cell office:value-type="string">
            <text:p>net</text:p>
          </table:table-cell>
          <table:table-cell table:number-columns-repeated="2"/>
          <table:table-cell table:style-name="ce15" office:value-type="float" office:value="7.6">
            <text:p>7.6</text:p>
          </table:table-cell>
          <table:table-cell table:style-name="ce15" office:value-type="string">
            <text:p>new</text:p>
          </table:table-cell>
          <table:table-cell table:style-name="ce15" table:number-columns-repeated="3"/>
          <table:table-cell table:number-columns-repeated="4"/>
        </table:table-row>
        <table:table-row table:style-name="ro3" table:number-rows-repeated="1048414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1">
        <table:table-column table:style-name="co1" table:number-columns-repeated="3" table:default-cell-style-name="ce37"/>
        <table:table-column table:style-name="co1" table:number-columns-repeated="9" table:default-cell-style-name="Default"/>
        <table:table-row table:style-name="ro3">
          <table:table-cell table:style-name="Default" office:value-type="string">
            <text:p>RC11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[Sheet1.H3]" office:value-type="string" office:string-value="new done">
            <text:p>new done</text:p>
          </table:table-cell>
          <table:table-cell table:style-name="ce38" table:formula="of:=[Sheet1.H14]" office:value-type="float" office:value="17">
            <text:p>17.0</text:p>
          </table:table-cell>
          <table:table-cell table:number-columns-repeated="9"/>
        </table:table-row>
        <table:table-row table:style-name="ro3">
          <table:table-cell/>
          <table:table-cell table:formula="of:=[Sheet1.H9]" office:value-type="float" office:value="7.4">
            <text:p>7.4</text:p>
          </table:table-cell>
          <table:table-cell table:formula="of:=[Sheet1.H19]" office:value-type="float" office:value="10.875">
            <text:p>10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H24]" office:value-type="float" office:value="-2">
            <text:p>-2.0</text:p>
          </table:table-cell>
          <table:table-cell table:formula="of:=[Sheet1.H34]" office:value-type="float" office:value="3">
            <text:p>3.0</text:p>
          </table:table-cell>
          <table:table-cell table:number-columns-repeated="9"/>
        </table:table-row>
        <table:table-row table:style-name="ro3">
          <table:table-cell/>
          <table:table-cell table:formula="of:=[Sheet1.G28]" office:value-type="string" office:string-value="done">
            <text:p>done</text:p>
          </table:table-cell>
          <table:table-cell table:formula="of:=[Sheet1.H39]" office:value-type="float" office:value="-1.74418604651163">
            <text:p>-1.7</text:p>
          </table:table-cell>
          <table:table-cell table:number-columns-repeated="2"/>
          <table:table-cell office:value-type="string">
            <text:p>Done</text:p>
          </table:table-cell>
          <table:table-cell office:value-type="string">
            <text:p>2 or less</text:p>
          </table:table-cell>
          <table:table-cell office:value-type="string">
            <text:p>5 or less</text:p>
          </table:table-cell>
          <table:table-cell office:value-type="string">
            <text:p>10 or less</text:p>
          </table:table-cell>
          <table:table-cell office:value-type="string">
            <text:p>15 or less</text:p>
          </table:table-cell>
          <table:table-cell office:value-type="string">
            <text:p>&gt;15</text:p>
          </table:table-cell>
          <table:table-cell/>
        </table:table-row>
        <table:table-row table:style-name="ro3">
          <table:table-cell office:value-type="string">
            <text:p>O1</text:p>
          </table:table-cell>
          <table:table-cell table:style-name="ce38" table:formula="of:=[Sheet1.H44]" office:value-type="float" office:value="8">
            <text:p>8.0</text:p>
          </table:table-cell>
          <table:table-cell table:formula="of:=[Sheet1.H54]" office:value-type="float" office:value="-1.66666666666667">
            <text:p>-1.7</text:p>
          </table:table-cell>
          <table:table-cell/>
          <table:table-cell office:value-type="string">
            <text:p>RC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6:.K6])" office:value-type="float" office:value="32">
            <text:p>32</text:p>
          </table:table-cell>
        </table:table-row>
        <table:table-row table:style-name="ro3">
          <table:table-cell/>
          <table:table-cell table:formula="of:=[Sheet1.H49]" office:value-type="float" office:value="-1.025">
            <text:p>-1.0</text:p>
          </table:table-cell>
          <table:table-cell table:formula="of:=[Sheet1.H59]" office:value-type="float" office:value="13.3333333333333">
            <text:p>13.3</text:p>
          </table:table-cell>
          <table:table-cell/>
          <table:table-cell office:value-type="string">
            <text:p>RC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7:.K7])" office:value-type="float" office:value="32">
            <text:p>32</text:p>
          </table:table-cell>
        </table:table-row>
        <table:table-row table:style-name="ro3">
          <table:table-cell office:value-type="string">
            <text:p>S2</text:p>
          </table:table-cell>
          <table:table-cell table:formula="of:=[Sheet1.H63]" office:value-type="string" office:string-value="new done">
            <text:p>new done</text:p>
          </table:table-cell>
          <table:table-cell table:formula="of:=[Sheet1.G73]" office:value-type="string" office:string-value="done">
            <text:p>done</text:p>
          </table:table-cell>
          <table:table-cell/>
          <table:table-cell office:value-type="string">
            <text:p>RC1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8:.K8])" office:value-type="float" office:value="32">
            <text:p>32</text:p>
          </table:table-cell>
        </table:table-row>
        <table:table-row table:style-name="ro4">
          <table:table-cell/>
          <table:table-cell table:formula="of:=[Sheet1.H69]" office:value-type="float" office:value="1.75000000000002">
            <text:p>1.8</text:p>
          </table:table-cell>
          <table:table-cell table:formula="of:=[Sheet1.H79]" office:value-type="float" office:value="-4.4">
            <text:p>-4.4</text:p>
          </table:table-cell>
          <table:table-cell/>
          <table:table-cell office:value-type="string">
            <text:p>RC12 – pred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9:.K9])" office:value-type="float" office:value="32">
            <text:p>32</text:p>
          </table:table-cell>
        </table:table-row>
        <table:table-row table:style-name="ro3">
          <table:table-cell office:value-type="string">
            <text:p>P1</text:p>
          </table:table-cell>
          <table:table-cell table:formula="of:=[Sheet1.G83]" office:value-type="string" office:string-value="done">
            <text:p>done</text:p>
          </table:table-cell>
          <table:table-cell table:formula="of:=[Sheet1.H94]" office:value-type="float" office:value="-8">
            <text:p>-8.0</text:p>
          </table:table-cell>
          <table:table-cell table:number-columns-repeated="9"/>
        </table:table-row>
        <table:table-row table:style-name="ro3">
          <table:table-cell/>
          <table:table-cell table:formula="of:=[Sheet1.H89]" office:value-type="float" office:value="4.23076923076923">
            <text:p>4.2</text:p>
          </table:table-cell>
          <table:table-cell table:formula="of:=[Sheet1.H99]" office:value-type="float" office:value="-1.36363636363636">
            <text:p>-1.4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4]" office:value-type="float" office:value="-2">
            <text:p>-2.0</text:p>
          </table:table-cell>
          <table:table-cell table:formula="of:=[Sheet1.H134]" office:value-type="float" office:value="5">
            <text:p>5.0</text:p>
          </table:table-cell>
          <table:table-cell table:number-columns-repeated="9"/>
        </table:table-row>
        <table:table-row table:style-name="ro3">
          <table:table-cell/>
          <table:table-cell table:formula="of:=[Sheet1.G128]" office:value-type="string" office:string-value="done">
            <text:p>done</text:p>
          </table:table-cell>
          <table:table-cell table:formula="of:=[Sheet1.H139]" office:value-type="float" office:value="5.33333333333333">
            <text:p>5.3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G103]" office:value-type="string" office:string-value="done">
            <text:p>done</text:p>
          </table:table-cell>
          <table:table-cell table:formula="of:=[Sheet1.G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G108]" office:value-type="string" office:string-value="done">
            <text:p>done</text:p>
          </table:table-cell>
          <table:table-cell table:formula="of:=[Sheet1.H119]" office:value-type="float" office:value="3.625">
            <text:p>3.6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4]" office:value-type="float" office:value="1.66666666666667">
            <text:p>1.7</text:p>
          </table:table-cell>
          <table:table-cell table:formula="of:=[Sheet1.H154]" office:value-type="float" office:value="-1.33333333333333">
            <text:p>-1.3</text:p>
          </table:table-cell>
          <table:table-cell table:number-columns-repeated="9"/>
        </table:table-row>
        <table:table-row table:style-name="ro3">
          <table:table-cell table:style-name="Default"/>
          <table:table-cell table:style-name="Default" table:formula="of:=[Sheet1.H148]" office:value-type="string" office:string-value="new done">
            <text:p>new done</text:p>
          </table:table-cell>
          <table:table-cell table:style-name="Default" table:formula="of:=[Sheet1.H158]" office:value-type="string" office:string-value="new done">
            <text:p>new done</text:p>
          </table:table-cell>
          <table:table-cell table:number-columns-repeated="9"/>
        </table:table-row>
        <table:table-row table:style-name="ro5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0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ABS([Sheet1.C5]/[Sheet1.C4])" office:value-type="float" office:value="7">
            <text:p>7.0</text:p>
          </table:table-cell>
          <table:table-cell table:formula="of:=[Sheet1.H1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ABS([Sheet1.H10])" office:value-type="float" office:value="5">
            <text:p>5.0</text:p>
          </table:table-cell>
          <table:table-cell table:formula="of:=[Sheet1.H20]" office:value-type="float" office:value="4.85714285714286">
            <text:p>4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ABS([Sheet1.H25])" office:value-type="float" office:value="6.125">
            <text:p>6.1</text:p>
          </table:table-cell>
          <table:table-cell table:formula="of:=ABS([Sheet1.H35])" office:value-type="float" office:value="8">
            <text:p>8.0</text:p>
          </table:table-cell>
          <table:table-cell table:number-columns-repeated="9"/>
        </table:table-row>
        <table:table-row table:style-name="ro3">
          <table:table-cell/>
          <table:table-cell table:formula="of:=[Sheet1.D30]" office:value-type="string" office:string-value="done">
            <text:p>done</text:p>
          </table:table-cell>
          <table:table-cell table:formula="of:=ABS([Sheet1.H40])" office:value-type="float" office:value="1.25">
            <text:p>1.3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H45]" office:value-type="float" office:value="8.5">
            <text:p>8.5</text:p>
          </table:table-cell>
          <table:table-cell table:formula="of:=[Sheet1.H55]" office:value-type="float" office:value="2.66666666666667">
            <text:p>2.7</text:p>
          </table:table-cell>
          <table:table-cell table:number-columns-repeated="9"/>
        </table:table-row>
        <table:table-row table:style-name="ro3">
          <table:table-cell/>
          <table:table-cell table:formula="of:=[Sheet1.D50]" office:value-type="string" office:string-value="done">
            <text:p>done</text:p>
          </table:table-cell>
          <table:table-cell table:style-name="ce38" table:formula="of:=[Sheet1.H60]" office:value-type="float" office:value="15.6666666666667">
            <text:p>15.7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ABS([Sheet1.C65]/[Sheet1.C64])" office:value-type="float" office:value="1.2">
            <text:p>1.2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70]" office:value-type="float" office:value="4.45454545454545">
            <text:p>4.5</text:p>
          </table:table-cell>
          <table:table-cell table:formula="of:=ABS([Sheet1.H80])" office:value-type="float" office:value="10.5454545454545">
            <text:p>10.5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D85]" office:value-type="string" office:string-value="done">
            <text:p>done</text:p>
          </table:table-cell>
          <table:table-cell table:formula="of:=ABS([Sheet1.H95])" office:value-type="float" office:value="11">
            <text:p>11.0</text:p>
          </table:table-cell>
          <table:table-cell table:number-columns-repeated="9"/>
        </table:table-row>
        <table:table-row table:style-name="ro3">
          <table:table-cell/>
          <table:table-cell table:style-name="ce38" table:formula="of:=[Sheet1.H90]" office:value-type="float" office:value="10.25">
            <text:p>10.3</text:p>
          </table:table-cell>
          <table:table-cell table:formula="of:=[Sheet1.H100]" office:value-type="float" office:value="1.54545454545455">
            <text:p>1.5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5]" office:value-type="float" office:value="5">
            <text:p>5.0</text:p>
          </table:table-cell>
          <table:table-cell table:formula="of:=[Sheet1.H13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[Sheet1.D130]" office:value-type="string" office:string-value="done">
            <text:p>done</text:p>
          </table:table-cell>
          <table:table-cell table:formula="of:=ABS([Sheet1.H140])" office:value-type="float" office:value="4.66666666666667">
            <text:p>4.7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D105]" office:value-type="string" office:string-value="done">
            <text:p>done</text:p>
          </table:table-cell>
          <table:table-cell table:formula="of:=[Sheet1.D11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D110]" office:value-type="string" office:string-value="done">
            <text:p>done</text:p>
          </table:table-cell>
          <table:table-cell table:formula="of:=[Sheet1.H120]" office:value-type="float" office:value="8.8">
            <text:p>8.8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5]" office:value-type="float" office:value="1.33333333333333">
            <text:p>1.3</text:p>
          </table:table-cell>
          <table:table-cell table:formula="of:=ABS([Sheet1.H155])" office:value-type="float" office:value="3.83333333333333">
            <text:p>3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C150]/[Sheet1.C149]" office:value-type="float" office:value="3.34">
            <text:p>3.3</text:p>
          </table:table-cell>
          <table:table-cell table:formula="of:=[Sheet1.C160]/[Sheet1.C159]" office:value-type="float" office:value="2.53333333333333">
            <text:p>2.5</text:p>
          </table:table-cell>
          <table:table-cell table:number-columns-repeated="9"/>
        </table:table-row>
        <table:table-row table:style-name="ro5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9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style-name="ce38" table:formula="of:=[Sheet1.B5]/[Sheet1.B4]" office:value-type="float" office:value="7">
            <text:p>7.0</text:p>
          </table:table-cell>
          <table:table-cell table:formula="of:=[Sheet1.B15]/[Sheet1.B14]" office:value-type="float" office:value="-11">
            <text:p>-11.0</text:p>
          </table:table-cell>
          <table:table-cell table:number-columns-repeated="9"/>
        </table:table-row>
        <table:table-row table:style-name="ro3">
          <table:table-cell/>
          <table:table-cell table:formula="of:=[Sheet1.B10]/[Sheet1.B9]" office:value-type="float" office:value="-3.75">
            <text:p>-3.8</text:p>
          </table:table-cell>
          <table:table-cell table:formula="of:=[Sheet1.B20]/[Sheet1.B19]" office:value-type="float" office:value="-5.5">
            <text:p>-5.5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B25]/[Sheet1.B24]" office:value-type="float" office:value="4.53333333333333">
            <text:p>4.5</text:p>
          </table:table-cell>
          <table:table-cell table:style-name="ce38" table:formula="of:=[Sheet1.B35]/[Sheet1.B34]" office:value-type="float" office:value="-12.5">
            <text:p>-12.5</text:p>
          </table:table-cell>
          <table:table-cell table:number-columns-repeated="9"/>
        </table:table-row>
        <table:table-row table:style-name="ro3">
          <table:table-cell/>
          <table:table-cell table:formula="of:=[Sheet1.B30]/[Sheet1.B29]" office:value-type="float" office:value="2.1">
            <text:p>2.1</text:p>
          </table:table-cell>
          <table:table-cell table:formula="of:=[Sheet1.B40]/[Sheet1.B39]" office:value-type="float" office:value="7.42857142857143">
            <text:p>7.4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B45]/[Sheet1.B44]" office:value-type="float" office:value="-2.88888888888889">
            <text:p>-2.9</text:p>
          </table:table-cell>
          <table:table-cell table:formula="of:=[Sheet1.B55]/[Sheet1.B54]" office:value-type="float" office:value="8.33333333333333">
            <text:p>8.3</text:p>
          </table:table-cell>
          <table:table-cell table:number-columns-repeated="9"/>
        </table:table-row>
        <table:table-row table:style-name="ro3">
          <table:table-cell/>
          <table:table-cell table:formula="of:=[Sheet1.B50]/[Sheet1.B49]" office:value-type="float" office:value="-1.91666666666667">
            <text:p>-1.9</text:p>
          </table:table-cell>
          <table:table-cell table:formula="of:=[Sheet1.B60]/[Sheet1.B59]" office:value-type="float" office:value="-2">
            <text:p>-2.0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B65]/[Sheet1.B64]" office:value-type="float" office:value="-2.91304347826087">
            <text:p>-2.9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B70]/[Sheet1.B69]" office:value-type="float" office:value="-5.77272727272727">
            <text:p>-5.8</text:p>
          </table:table-cell>
          <table:table-cell table:formula="of:=[Sheet1.B80]/[Sheet1.B79]" office:value-type="float" office:value="3.675">
            <text:p>3.7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B85]/[Sheet1.B84]" office:value-type="float" office:value="1.57142857142857">
            <text:p>1.6</text:p>
          </table:table-cell>
          <table:table-cell table:formula="of:=[Sheet1.B95]/[Sheet1.B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/>
          <table:table-cell table:formula="of:=[Sheet1.B90]/[Sheet1.B89]" office:value-type="float" office:value="-4.46875">
            <text:p>-4.5</text:p>
          </table:table-cell>
          <table:table-cell table:formula="of:=[Sheet1.B100]/[Sheet1.B99]" office:value-type="float" office:value="10.7647058823529">
            <text:p>10.8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B125]/[Sheet1.B124]" office:value-type="float" office:value="7.33333333333333">
            <text:p>7.3</text:p>
          </table:table-cell>
          <table:table-cell table:formula="of:=[Sheet1.B135]/[Sheet1.B134]" office:value-type="float" office:value="-5">
            <text:p>-5.0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done</text:p>
          </table:table-cell>
          <table:table-cell table:formula="of:=[Sheet1.B140]/[Sheet1.B139]" office:value-type="float" office:value="-8">
            <text:p>-8.0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B115]/[Sheet1.B114]" office:value-type="float" office:value="3.66666666666667">
            <text:p>3.7</text:p>
          </table:table-cell>
          <table:table-cell table:formula="of:=[Sheet1.B115]/[Sheet1.B114]" office:value-type="float" office:value="3.66666666666667">
            <text:p>3.7</text:p>
          </table:table-cell>
          <table:table-cell table:number-columns-repeated="9"/>
        </table:table-row>
        <table:table-row table:style-name="ro3">
          <table:table-cell/>
          <table:table-cell table:formula="of:=[Sheet1.B120]/[Sheet1.B119]" office:value-type="float" office:value="2.1">
            <text:p>2.1</text:p>
          </table:table-cell>
          <table:table-cell table:formula="of:=[Sheet1.B120]/[Sheet1.B119]" office:value-type="float" office:value="2.1">
            <text:p>2.1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B145]/[Sheet1.B144]" office:value-type="float" office:value="-2.21739130434783">
            <text:p>-2.2</text:p>
          </table:table-cell>
          <table:table-cell table:formula="of:=[Sheet1.B155]/[Sheet1.B154]" office:value-type="float" office:value="2.83333333333333">
            <text:p>2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B150]/[Sheet1.B149]" office:value-type="float" office:value="3.76851851851852">
            <text:p>3.8</text:p>
          </table:table-cell>
          <table:table-cell table:style-name="Default" office:value-type="string">
            <text:p>?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15T10:49:34</dc:date>
    <dc:creator>Susan Allen</dc:creator>
    <meta:editing-duration>P1DT3H39M28S</meta:editing-duration>
    <meta:editing-cycles>10</meta:editing-cycles>
    <meta:generator>LibreOffice/3.5$Linux_X86_64 LibreOffice_project/350m1$Build-2</meta:generator>
    <meta:document-statistic meta:table-count="3" meta:cell-count="1054" meta:object-count="0"/>
  </office:meta>
</office:document-meta>
</file>